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2"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3"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p text:style-name="Title">Pour une étude de la dynamique du sens. Réflexions épistémologiques sur la mémétique et l’épidémiologie des représentations.</text:p>
      <text:p text:style-name="Author"><text:p text:style-name="Text_20_body">Sébastien Lerique<text:note text:id="ftn0" text:note-class="footnote"><text:note-citation>1</text:note-citation><text:note-body><text:p text:style-name="Footnote"> Centre d’Analyse et de Mathématique Sociales (UMR 8557, EHESS, Paris), et Centre Marc Bloch (Berlin). Email: .</text:p></text:note-body></text:note></text:p></text:p>
      <text:h text:style-name="Heading_20_1" text:outline-level="1"><text:bookmark-start text:name="introduction"/>Introduction<text:bookmark-end text:name="introduction"/></text:h>
      <text:p text:style-name="First_20_paragraph">La mémétique en tant que théorie globale de la culture est une proposition qui n’est guère plus défendue. Mais son héritage n’est pas limité à l’étude des mèmes internet: la formulation de Dawkins (2006[1976]) a contribué à placer la question des parallèles entre évolution biologique et changement culturel au centre du débat actuel sur l’évolution culturelle. Le programme d’épidémiologie des représentations proposé par Dan Sperber (1996), en particulier, combine habilement un tel parallèl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et l’épidémiologie des représentations, sont pertinentes au moment d’utiliser ces théories en linguistique.</text:p>
      <text:p text:style-name="Text_20_body">Après un bref rappel de la théorie mémétique, j’introduis les principes de l’épidémiologie des représentations: celle-ci développe une ontologie proposant d’unifier les sciences sociales et les sciences cognitives dans un même cadre naturaliste. Ce programme, bien plus complet que celui de la mémétique dont Sperber critique les simplifications, connaît actuellement un succès croissant dans plusieurs disciplines. J’examine ensuite en détail la façon dont Tim Ingold, critique majeur des approches considérant évolution biologique et changement culturel comme deux processus parallèles, discute la proposition d’évolution culturelle de ces théories depuis l’anthropologie sociale et la théorie des systèmes de développement.</text:p>
      <text:p text:style-name="Text_20_body">À première vue, ce débat semble focalisé sur le changement culturel à long terme. Mais les objections d’Ingold rejoignent le courant anti-représentationnaliste en philosophie de l’esprit, et éclairent la position portée par la mémétique et l’épidémiologie des représentations pour la problématique du sens en linguistique. Pour s’en convaincre, je montre comment la critique d’Ingold prédit l’apparition du problème du sens dans une étude d’évolution rapide de courtes phrases appliquant empiriquement le programme d’épidémiologie des représentations.</text:p>
      <text:p text:style-name="Text_20_body">Une autre approche du langage, développée par Cuffari, Di Paolo et De Jaegher (2015) et fondée sur le courant énactif des sciences cognitives, propose une naturalisation du sens linguistique alternative à celle des sciences cognitives classiques sur laquelle repose l’épidémiologie des représentations. Je présente le cadre qu’elle offre pour analyser le sens comme émanant d’une dynamique d’interaction, et suggère que cette réponse à certaines critiques d’Ingold pourrait aider à formaliser la compréhension sémantique des phénomènes de diffusion de représentations langagières.</text:p>
      <text:h text:style-name="Heading_20_1" text:outline-level="1"><text:bookmark-start text:name="les-modèles-mémétique-et-épidémiologique-discutés"/>Les modèles mémétique et épidémiologique discutés<text:bookmark-end text:name="les-modèles-mémétique-et-épidémiologique-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1871] : 59‑61) l’avait noté pour l’évolution des langues, et Ingold (2001) rappelle que Kroeber (1952) faisait également une analogie entre «traits culturels» et espèce biologique. Le concept de Dawkins, qui n’avait pas vocation à soutenir une théorie complète au vu de la place qu’il occupe dans le livre, a été largement repris puis critiqué (voir par exemple Aunger, 2000). Mais tout en se distanciant de la mémétique, plusieurs auteurs reprennent et développent l’analogie de fond entre changement culturel et évolution biologique.</text:p>
      <text:p text:style-name="Text_20_body">Mon but dans cette première partie de l’article est donc d’identifier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text:p>
      <text:h text:style-name="Heading_20_2" text:outline-level="2"><text:bookmark-start text:name="lépidémiologie-des-représentations"/>L’épidémiologie des représentations<text:bookmark-end text:name="lépidémiologie-des-représentations"/></text:h>
      <text:p text:style-name="First_20_paragraph">Dans le milieu des années 1990, Dan Sperber propose une nouvelle synthèse entre sciences sociales et psychologie, inspirée par les développements contemporains des sciences cognitives (Sperber, 1996). Il conçoit la culture comme un ensemble de <text:span text:style-name="T1">représentations</text:span>, et discute la façon dont elles évoluent parallèlement à l’évolution biologique. Mais à l’opposé de la mémétique, les représentations subissent des mutations de façon quasi systématique lorsqu’elles sont perçues ou produites par les membres d’une société. En effet une représentation peut être <text:span text:style-name="T1">mentale</text:span>, lorsqu’elle existe dans l’esprit de quelqu’un, ou <text:span text:style-name="T1">publique</text:span>, lorsqu’une personne l’a produite sous une forme physiquement perceptible par d’autres. Par exemple: j’ai une mélodie en tête (représentation mentale), que je siffle (nouvelle représentation publique); une autre personne la perçoit et forme une représentation mentale qui lui est propr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sur lesquelles il fonde sa théorie. Le système cognitif est vu comme un ensemble de modules de traitement de l’information indépendants (introduits par Fodor, 1983)<text:note text:id="ftn1" text:note-class="footnote"><text:note-citation>2</text:note-citation><text:note-body><text:p text:style-name="Footnote"> Sperber va en réalité plus loin que Fodor à l’époque, en défendant une modularité non seulement des processus de perception, mais aussi de la pensée (Sperber, 1996 : 119‑120).</text:p></text:note-body></text:note>, et seule une partie de ces modules est activée lors de la perception d’une représentation. Ces modules ont évolué par sélection naturelle il y a plusieurs centaines de milliers d’années, et le décalage entre les situations pour lesquelles les modules ont évolué et les représentations qu’ils traitent aujourd’hui est un des nombreux éléments permettant de comprendre la pertinence, et donc la diffusion, de représentations dans un contexte écologique donné (Sperber, 1996 : 138‑140). Sperber combine donc l’idée d’une modularité de l’esprit et de la pensée à la description de la culture à partir de parties perçues, transformées, et produites de façon continue.</text:p>
      <text:p text:style-name="Text_20_body">Certaines représentations semblent être partagées par tous les membres d’une société, à quelques variations près, sans subir de grandes transformations; par exemple des façons de s’habiller, des pratiques alimentaires, ou des savoirs technologiques. Pour rendre compte de la stabilité de telles représentations, constitutives d’une culture donnée, malgré les transformations permanentes auxquelles elles devraient être soumises, Sperber propose que l’interaction des facteurs psychologiques et écologiques donne lieu à des «attracteurs culturels»: des agrégats de représentations dont la distribution est stable dans le temps, et qui attirent les représentations voisines. Des représentations proches de cet agrégat auront tendance à s’en rapprocher lorsqu’elles sont transformées. L’étude de l’existence de ces attracteurs ainsi que leur caractérisation permet alors de rendre compte de l’évolution d’une culture, ce qui en fait un des sujets d’étude principaux de l’épidémiologie des représentations (Sperber, 1996 : 106‑118).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intelligibles au prix de certaines approximations. Ce sont les fondements permettant certaines de ces approximations, présents également dans la mémétique, que je voudrais ici discuter.</text:p>
      <text:h text:style-name="Heading_20_2" text:outline-level="2"><text:bookmark-start text:name="fondements-discutés"/>Fondements discutés<text:bookmark-end text:name="fondements-discutés"/></text:h>
      <text:p text:style-name="First_20_paragraph">Dans une série d’articles publiés à partir de la fin des années 1990 (Ingold, 1998 ; 2001 ; 2004 ; 2007), Tim Ingold identifie les fondamentaux qui sous-tendent les modèles mémétique et épidémiologique de la culture et développe une critique qui souligne certaines limites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 Je voudrais ici rapporter les points principaux de cette discussion pour montrer sa similarité avec des problématiques connues en linguistique.</text:p>
      <text:p text:style-name="Text_20_body">D’après Ingold, l’approche épidémiologique de Sperber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1">corps</text:span>. Le niveau cognitif est décrit par les sciences cognitives classiques, qui étudient l’<text:span text:style-name="T1">esprit</text:span> sans nécessairement se préoccuper de sa manifestation biologique. À son tour le niveau culturel est décrit par l’épidémiologie des représentations proposée par Sperber, étudiant la <text:span text:style-name="T1">culture</text:span> comme une distribution de représentations. Le biologique et le cognitif définissent, pour la strate culturelle, la façon dont les représentations évoluent (en particulier au travers des biais de perception), mais la connaissance de la culture n’est pas indispensable à l’étude de l’esprit ou du corps.</text:p>
      <text:p text:style-name="Text_20_body">À chaque strate correspond donc son propre objet, implémenté par les strates inférieures mais conceptuellement indépendant de celles-ci. Ingold appelle cet assemblage la <text:span text:style-name="T1">thèse de la complémentarité</text:span> en référence à la façon dont le corps, l’esprit, et la culture y décrivent des objets à la fois séparés, et complémentaires, de la réalité (Ingold, 1998). Les critiques qu’il y oppose peuvent alors être regroupées en trois points essentiels: (1) chacune des trois strates de la thèse de la complémentarité fonctionne sur un dualisme séparant substance et forme. (2) Sans ces séparations entre substance et forme, il n’est pas possible de distinguer conceptuellement les trois strates: elles se manifestent concrètement de façon inextricable dans un seul et même objet, l’organisme. Si un découpage conceptuel est nécessaire, il n’est pas clair que le découpage entre biologie, cognition, et culture soit le meilleur. (3) La notion d’organisme est elle-même problématique.</text:p>
      <text:h text:style-name="Heading_20_3" text:outline-level="3"><text:bookmark-start text:name="strate-biologique"/>Strate biologique<text:bookmark-end text:name="strate-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barrière de Weismann</text:span>):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d’étude pertinent<text:note text:id="ftn2" text:note-class="footnote"><text:note-citation>3</text:note-citation><text:note-body><text:p text:style-name="Footnote"> 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culturelle</text:span> parallèle à l’évolution <text:span text:style-name="T1">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Ingold argumente ainsi, s’appuyant sur Oyama, Griffiths et Gray (2001), qu’au lieu de considérer que la cellule sait <text:span text:style-name="T1">lire une information codée par les gènes</text:span> pour synthétiser des protéines, il est plus correct de considérer que l’ADN est un matériau participant aux interactions entre tous les éléments d’une cellule pour la synthèse des protéines, sans toujours coder de spécification univoque. Cette observation est d’ailleurs au fondement de la biologie évolutive du développement, ou «évo-dévo», qui a montré que des processus développementaux différents peuvent produire des organismes différents à partir des mêmes gènes régulés différemment (West-Eberhard, 2003): si la régulation des gènes ou l’environnement de développement changent, deux organismes ayant le même ADN peuvent être sensiblement différents à l’âge adulte. En un mot, la distinction entre gène et développement,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Non seulement les gènes sont donc insuffisants pour décrire le développement et l’évolution biologique, mais encore n’est-il pas du tout clair qu’ils puissent être isolés des nombreux autres éléments dont un organisme hérite, certains d’entre eux ressemblant plus à ce qu’on appelle la culture qu’à la biologie (Pigliucci, 2007).</text:p>
      <text:h text:style-name="Heading_20_3" text:outline-level="3"><text:bookmark-start text:name="strate-cognitive"/>Strate cognitive<text:bookmark-end text:name="strate-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Tooby et Cosmides, 1992) pour rendre naturel l’apprentissage d’une capacité (la notion d’instinct d’apprentissage, plutôt qu’une innéité directe des capacités, permet de rendre partiellement compte de la diversité des façons dont chaque individu se développe).</text:p>
      <text:p text:style-name="Text_20_body">Pour Ingold (2001), cette vision reprend le dualisme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Tooby et Cosmides, 1992).</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8). Les parties et reviennent plus en détail sur ce dernier point.</text:p>
      <text:h text:style-name="Heading_20_3" text:outline-level="3"><text:bookmark-start text:name="strate-culturelle"/>Strate culturelle<text:bookmark-end text:name="strate-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1976] : 192). Le modèle d’épidémiologie des représentations décrit par Sperber (1996 : 77‑97), en revanche, propose réellement un pont ontologique entre sciences sociales et sciences cognitives: il part des différentes conceptions de représentation publique venant des sciences sociales (par exemple une image, un discours, ou une idéologie), et se propose d’en rendre compte à l’aide de la notion de représentation mentale des sciences cognitives. Il propose ainsi de naturaliser les sciences sociales en reconceptualisant la culture comme un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ou produite. Ainsi, Sperber se distancie à la fois d’une idée du type «table rase» qui considérerait que la psychologie n’a pas d’incidence sur la culture (Sperber, 1996 : 63‑66), et d’une approche biologisante de la culture appliquant directement le modèle néo-darwinien (Sperber, 1996 : 101).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qui sont reconnues par la mémétique.</text:p>
      <text:p text:style-name="Text_20_body">Cependant, les deux modèles ont en commun une certaine conception de ce qu’est la culture: un ensemble d’objets dotés de «contenu culturel», tels les mèmes ou les représentations, que les êtres humains acquièrent, transforment et transmettent, et qui évolue parallèlement et en interaction avec la biologie. On parle alors de <text:span text:style-name="T1">coévolution gène-culture</text:span> (Sperber, 1996 : 114). Ingold (2001) considère que cette conception est erronée. Il défend, d’un côté, que la transmission de tels objets culturels implique bien plus que Sperber et Dawkins ne l’entendent, et de l’autre, que la culture est décrite par des façons de percevoir et d’agir, c’est-à-dire par une éducation de l’attention,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text:note text:id="ftn3" text:note-class="footnote"><text:note-citation>4</text:note-citation><text:note-body><text:p text:style-name="Footnote"> Ici et dans tout ce qui suit, les traductions de travaux en anglais sont les miennes.</text:p></text:note-body></text:note> (Sperber, 1996 : 61). Pour Sperber donc, cette recette de cuisine est un morceau de culture. Pour Ingold au contraire, la cultur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ulture d’un cuisinier est le savoir pratique de toutes ces tâches et de leur mise en pratique dynamique, c’est-à-dire ce qui permet de donner un sens aux instructions d’une recette (Ingold, 2001).</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h text:style-name="Heading_20_2" text:outline-level="2"><text:bookmark-start text:name="trois-degrés-de-critique"/>Trois degrés de critique<text:bookmark-end text:name="trois-degrés-de-critique"/></text:h>
      <text:p text:style-name="First_20_paragraph"/>
      <text:p text:style-name="Text_20_body">La réflexion d’Ingold rapportée ci-dessus recouvre trois degrés de critique.</text:p>
      <text:p text:style-name="Text_20_body">Le premier est une critique du dualisme consistant à séparer un contenu abstrait de ses réalisations concrètes: pour Ingold, la partie abstraite ne peut pas contenir d’information, car ce contenu informationnel <text:span text:style-name="T1">est un produit de la réalisation concrète</text:span> elle-même, pas une donnée préalable. Ce dualisme trouverait sa source dans l’approche de l’évolution biologique centrée sur les gènes, mais serait également présent dans les approches de l’évolution culturelle centrées sur les contenus culturels, mèmes ou représentations, qu’ils se réclament du darwinisme ou non<text:note text:id="ftn4" text:note-class="footnote"><text:note-citation>5</text:note-citation><text:note-body><text:p text:style-name="Footnote"> D’autres approches, comme celle de Mesoudi qui propose une évolution culturelle darwinienne et explicitement non néo-darwinienne, où la culture n’est pas atomique et sa transmission peut être lamarckienne (2011 : 40‑47), séparent également une notion d’information culturelle encodée dans le cerveau, d’une réalisation de cette information sous forme comportementale, langagière, ou institutionnelle (Mesoudi, 2011 : 3).</text:p></text:note-body></text:note>.</text:p>
      <text:p text:style-name="Text_20_body">Cette critique revient à remarquer que Sperber et Dawkins adoptent la conception orthodoxe des sciences cognitives, selon laquelle la cognition est essentiellement un traitement de l’information opéré par le cerveau, agissant sur et utilisant des représentations dotées de contenu informationnel. Ingold s’appuie ainsi sur le «tournant E» en sciences cognitives (pour cognition énactive, «embodied» (corporisée), «embedded» (située), et étendue) qui critique la notion de représentation pour ce que Thompson (2007) appelle un «dualisme informationnel», c’est-à-dire la dichotomie créée entre un monde de significations mentales et un monde d’actions physiques, et la difficulté à rendre compte de façon naturaliste du contenu d’une représentation mentale (voir par exemple O’Regan et Noë, 2001 ; et Hutto et Myin, 2013). La conception orthodoxe réifierait les représentations pour les séparer conceptuellement de leurs manifestations concrètes dans des interactions, permettant ainsi de penser l’évolution culturelle comme des ensembles de représentations évoluant parallèlement à l’évolution biologique.<text:note text:id="ftn5" text:note-class="footnote"><text:note-citation>6</text:note-citation><text:note-body><text:p text:style-name="Footnote"> Sperber connaît le débat sur le contenu des représentations, qui fait l’objet de nombreux travaux en philosophie de l’esprit, et explique avoir été influencé par la position de Millikan (1984). Pour lui, «le contenu d’un concept n’est pas une propriété intrinsèque, mais plutôt une propriété relationnelle de la réalisation neurale de ce concept, et dépend de l’environnement et de l’histoire […] de cet objet neural» (Sperber, 1996 : 135, et note n°40). Mais la théorie de Millikan, qui cherche à naturaliser une notion de contenu représentationnel, a été vue récemment comme très similaire à une position non-représentationnelle proche de Wittgenstein (1958[1953] ; Harvey, 2015 : 104‑105). Si cette précision de Sperber ne fixe donc pas sa position sur le sujet, l’ensemble de sa proposition utilise le vocabulaire des représentations, qu’elles soient naturalisées ou non. Notamment, il ne discute pas la possibilité d’une approche moins centrée sur les représentations, déléguant la question au débat philosophique qui la discute encore aujourd’hui.</text:p></text:note-body></text:note></text:p>
      <text:p text:style-name="Text_20_body">Le deuxième degré de critique d’Ingold conteste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1">«La pensée [de la théorie des systèmes de développement] nous permet de reconnaître que nous n’avons pas affaire à des systèmes séparés mais parallèles, respectivement biologique et culturel, mais plutôt que le processus biologique du développement […] <text:span text:style-name="T1">est</text:span> précisément le processus par lequel le savoir et les compétences culturels sont inculqués et corporisés.» (Ingold, 2007 : 16, emphase dans l’original)</text:p>
      <text:p text:style-name="First_20_paragraph">Ingold s’appuie alors sur les travaux de Mauss (1936) sur le développement des techniques du corps comme la marche, l’écologie de l’esprit de Bateson (1972), l’approche écologique de la vision de Gibson (2014[1979]), et le sens pratique de Bourdieu (1980), pour argumenter que la culture est, d’après lui, une chose essentiellement biologique.</text:p>
      <text:p text:style-name="Text_20_body">Enfin le troisième degré de critique, sur lequel je ne m’attarderai pas ici, s’attaque à la notion d’organisme elle-même. La théorie des systèmes de développement propose de prendre comme unité d’étude biologique le cycle de développement entier d’un organisme dans un environnement qu’il contribue à façonner, en symbiose avec de nombreux autres organismes qu’il contient même parfois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étendre les conclusions de ces approches à la théorie de l’évolution, qui pour l’instant est essentiellement basée sur la notion d’organisme. À notre connaissance cette proposition n’a pour l’instant pas été formalisée<text:note text:id="ftn6" text:note-class="footnote"><text:note-citation>7</text:note-citation><text:note-body><text:p text:style-name="Footnote"> Cependant Krakauer <text:span text:style-name="T1">et al.</text:span> (2014) semblent développer une réponse à cette ligne, en proposant de détecter des frontières organisme-environnement sur la base de considérations de théorie de l’information en mathématiques.</text:p></text:note-body></text:note>.</text:p>
      <text:p text:style-name="Text_20_body">Il faut voir que, même en ne gardant que le premier degré de sa critique, Ingold cherche à éviter toute notion de contenu et de contenant au fondement d’une ontologie liant le biologique, le cognitif et le social. À la manière du courant anti-représentationnaliste en philosophie de l’esprit, il propose d’avancer sans utiliser la notion de représentation, en mettant les relations entre organismes et avec l’environnement au centre de toute théorie alternative.</text:p>
      <text:h text:style-name="Heading_20_1" text:outline-level="1"><text:bookmark-start text:name="application-à-la-linguistique"/>Application à la linguistique<text:bookmark-end text:name="application-à-la-linguistique"/></text:h>
      <text:p text:style-name="First_20_paragraph">La discussion qui précède semble relever d’une évolution culturelle au long cours. Mais tant la mémétique que l’épidémiologie des représentations visent à fournir un cadre pour les phénomènes culturels à toutes les échelles temporelles, incluant les échanges langagiers. L’application de cette discussion à la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En effet, ces dualismes semblent être des cas d’application du dualisme informationnel discuté ci-dessus: puisque le langage est aussi un véhicule pour représentations mentales et culturelles, la notion de signification linguistique peut être vue comme l’application de la notion de contenu d’une représentation mentale, et la notion de mise en pratique du langage (par exemple la parole) comme l’application de la notion de représentation publique. Cependant, une complication apparaît dans l’application de cette discussion à la linguistique: il semble difficile de nier l’aspect représentationnel du langage, qui est justement une des propriétés centrales qu’il s’agit d’expliquer. Pour autant, il est tout aussi difficile de refuser la critique d’Ingold sans adopter un dualisme informationnel.</text:p>
      <text:p text:style-name="Text_20_body">Mon objectif dans cette deuxième partie est de montrer, d’une part, que malgré la contradiction qu’elle soulève, la discussion de la partie précédente est pertinente pour l’utilisation de la mémétique ou de l’épidémiologie des représentations en linguistique<text:note text:id="ftn7" text:note-class="footnote"><text:note-citation>8</text:note-citation><text:note-body><text:p text:style-name="Footnote"> De façon similaire, Croft (2013) discute les implications de la théorie des systèmes de développement pour sa théorie de l’évolution darwinienne du langage. Ici, je m’intéresserai à l’évolution des énoncés langagiers et leur signification, et non à l’évolution du langage lui-même. Les deux discussions ont néanmoins un certain nombre de points communs.</text:p></text:note-body></text:note>, d’autre part qu’une proposition alternative, fondée sur les sciences cognitives énactives, est en train d’ouvrir une voie potentielle pour résoudre cette contradiction.</text:p>
      <text:h text:style-name="Heading_20_2" text:outline-level="2"><text:bookmark-start text:name="lexpérience-face-à-ses-présupposés"/>L’expérience face à ses présupposés<text:bookmark-end text:name="lexpérience-face-à-ses-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importa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l’explique la discussion de la première partie, est bien une réalité au moment d’étudier la façon dont ces représentations langagières sont transformées. Afin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e niveau d’analyse le plus fidèle à la théorie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rtaines représentations devient évident au moment de trancher cette question pour définir une hypothèse: dans de nombreux cas, ce que les interlocuteurs comprennent d’un énoncé est une construction émanant non seulement de la situation concrète du lecteur mais aussi de la dynamique de sa relation au texte lu. Prenons l’exemple du tweet suivant:</text:p>
      <text:list text:style-name="L1">
        <text:list-item>
          <text:p text:style-name="P2">On est tous le beau et le moche de quelqu’un</text:p>
        </text:list-item>
      </text:list>
      <text:p text:style-name="First_20_paragraph">Cet énoncé paraît neutre <text:span text:style-name="T1">a priori</text:span>, et est suffisamment classique et consensuel pour être marqué comme favori, repris et publié à nouveau régulièrement<text:note text:id="ftn8" text:note-class="footnote"><text:note-citation>9</text:note-citation><text:note-body><text:p text:style-name="Footnote"> Une recherche simple sur Twitter montre que l’énoncé apparaît en moyenne une fois par mois, et la plupart des instances sont republiées plusieurs fois.</text:p></text:note-body></text:note>. Mais comme le montre la conversation qui suit, on ne peut pas connaître le <text:span text:style-name="T1">sens</text:span> de l’échange. Une réponse au message initial est d’abord faite sur le ton de l’humour:</text:p>
      <text:list text:style-name="L2">
        <text:list-item>
          <text:p text:style-name="P3">mais être moche c’est quand même la base ahah</text:p>
        </text:list-item>
      </text:list>
      <text:p text:style-name="First_20_paragraph">Puis deux échanges plus tard la conversation se termine:</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eur histoire commune, cette conversation pourtant publique ne nous permet pas de savoir ce qui a été échangé sur le fond, ni même ce que signifie le message initial pour l’un ou l’autre des participants.</text:p>
      <text:p text:style-name="Text_20_body">Revenons alors à la question d’origine: les transformations de telles représentations publiques, ou mèmes, et leur évolution au cours de leur diffusion. En appliquant la discussion de la première partie à l’exemple ci-dessus, on comprend qu’un projet visant à étudier les transformations du contenu de représentations langagières ne peut avoir accès, dans beaucoup de cas, qu’à des artefacts faisant partie d’un processus de création de sens plus large. Pour attribuer un sens à un énoncé, c’est-à-dire précisément un contenu aux représentations étudiées, il semble souvent indispensable d’avoir un accès à la situation dynamique concrète dans laquelle les énoncés sont interprétés (sans parler de l’appareillage pratique et théorique pour analyser cette situation), ou de créer des situations expérimentales suffisamment englobantes pour contrôler une grande partie de la dynamique interprétative. Ce pourrait être envisageable, par exemple, dans un jeu vidéo, où les participants seraient suffisamment immergés dans un univers contrôlé par l’expérimentateur pour que le sens créé dans toute interaction soit unique. Dans ce cas, on pourrait imaginer étudier quelles dynamiques d’interaction produisent un sens plutôt qu’un autre. Mais alors un élément central des modèles mémétique et épidémiologique, qui consiste à regarder les représentations comme portant du contenu existant au moins partiellement en dehors des situations dynamiques dans lesquelles elles apparaissent, est perdu.</text:p>
      <text:p text:style-name="Text_20_body">Un projet d’étude empirique des représentations langagières, dans le cadre proposé par l’épidémiologie des représentations, est donc souvent contraint d’analyser la forme des représentations sans avoir accès à leur contenu. C’est ce que font par exemple Adamic <text:span text:style-name="T1">et al.</text:span> (2016)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u sens créé par les interactions impliquant ces représentations, en revanche, n’est souvent pas possible pour une telle approche aveugle aux situations d’interaction et à leur dynamique.</text:p>
      <text:p text:style-name="Text_20_body">L’étude empirique de l’épidémiologie des représentations semble refléter ce problème: à ce jour, les principaux résultats portent sur des mesures non sémantiques telles que la transmissibilité (par exemple par Claidière <text:span text:style-name="T1">et al.</text:span>, 2014, qui étudient les transformations de motifs visuels abstraits chez les grands singes) ou la mémorabilité (Danescu-Niculescu-Mizil <text:span text:style-name="T1">et al.</text:span>, 2012), ou impliquent une importante composante interprétative prenant la dynamique d’interaction en compte (Moussaïd, Brighton et Gaissmaier, 2015). On pourrait se tourner ici vers la théorie de la pertinence des représentations langagières développée par Sperber et Wilson (1995[1986]), reliant l’interprétation d’un énoncé aux nouvelles inférences pertinentes que celui-ci permet de faire dans une situation donnée. Cette théorie permet en effet de comprendre de nombreux phénomènes du sens pragmatique<text:note text:id="ftn9" text:note-class="footnote"><text:note-citation>10</text:note-citation><text:note-body><text:p text:style-name="Footnote"> Notamment, elle prédit un résultat de Danescu-Niculescu-Mizil <text:span text:style-name="T1">et al.</text:span> (2012), selon lequel des énoncés mémorables sont souvent des énoncés adaptables à beaucoup de contextes.</text:p></text:note-body></text:note>, et Sperber se base dessus pour analyser le contexte dans l’épidémiologie des représentations. Elle est cependant basée sur le même dualisme entre contenants et contenus sémantiques discuté ci-dessus, ne prend pas en compte la dynamique des interactions, et n’est à notre connaissance pas utilisée aujourd’hui dans les applications empiriques de l’épidémiologie des représentations.</text:p>
      <text:p text:style-name="Text_20_body">Cette théorie reste donc difficile à appliquer dans le cas linguistique: le problème du sens des représentations pousse à analyser la dynamique d’interaction le plus complètement possible, en perdant une des forces de la théorie, à savoir la généralité de la notion de représentation dont le contenu ne devrait dépendre qu’en partie des situations d’interaction. Cependant une autre naturalisation du sens en linguistique, basée sur les dynamiques d’interaction, est en train d’être développée dans la tradition énactive des sciences cognitives. Bien qu’elle soit pour l’instant moins formalisée que l’approche adoptée par Sperber, elle pourrait jouer un rôle important dans une théorie alternative liant biologique, cognitif, et social.</text:p>
      <text:h text:style-name="Heading_20_2" text:outline-level="2"><text:bookmark-start text:name="penser-la-dynamique-du-sens"/>Penser la dynamique du sens<text:bookmark-end text:name="penser-la-dynamique-du-sens"/></text:h>
      <text:p text:style-name="First_20_paragraph"/>
      <text:p text:style-name="Text_20_body">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Mais des complications apparaissent lorsqu’il s’agit d’utiliser ces notions dans une analyse à sensibilité quantitative: comme l’explique Becker (1996), le passage du qualitatif au quantitatif consiste essentiellement à sélectionner certaines composantes d’un phénomène pour les agréger en quantité, avec une perte de précision dans l’observation individuelle correspondant aux composante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et de l’épidémiologie des représentations, comme on l’a vu, la dynamique et le détail d’une situation d’interaction font partie des composantes secondaires, ce qui, d’après Ingold, limite les possibilités de compréhension sémantique. Une analyse quantitative de la signification nécessite donc de penser la dynamique de l’interaction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ynamique des organismes à leur environnement. Dans cette dernière partie je voudrais présenter les grandes lignes de cette tradition et l’approche du langage qu’elle développe. Sans réellement lui rendre justice, j’esquisse les idées qui pourraient permettre de surmonter le problème du sens, présent lorsque les représentations sont mises au fondement de la cognition.</text:p>
      <text:p text:style-name="Text_20_body">La première articulation concrète de cette approche dans les sciences cognitives est habituellement attribuée à Varela, Thompson et Rosch (1991) qui développent une étude de la cognition inspirée de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Torrance, 2006 ; Thompson, 2007).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cette dernière comme une «activité exploratoire» (O’Regan et Noë, 2001 : 2) et non comme un problème d’inférence à partir de mesures dégradées. Pour cette approche, le fait de percevoir visuellement un objet n’est pas inférer et se représenter sa forme et ses propriétés, telles que sa couleur ou sa rugosité, mais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ressentis différent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témoignera d’une sensation similaire à celle de la vision naturelle, parce que les contingences sensorimotrices de l’appareil sont très proches de celles de la vue. Notamment, cette sensation de vision disparaît lorsque le sujet ne contrôle pas les mouvements de la caméra, c’est-à-dire quand il reçoit les stimulations sans en contrôler l’exploration (O’Regan et Noë, 2001 : 20). Ces expériences ont contribué à montrer que la perception et l’action sont les deux faces d’une même boucle dynamique d’interaction avec l’environnement, et l’approche générale permet de naturaliser le ressenti des différentes modalités sensorielles.</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est précaire, et se dissout si les processus qui forment le système dynamique cessent; toute interaction avec l’environnement a donc du sens et une valeur pour cet organisme, car elle a des conséquences sur le maintien de son identité et son autonomie. L’organisme va alors réguler l’intensité de son couplage avec l’environnement en fonction de l’impact que ce couplage peut avoir sur son autonomie, c’est-à-dire en fonction du sens qui émerge de cette interaction. L’interaction avec l’environnement devient alors une activité de faire-sens, ou <text:span text:style-name="T1">sense-making</text:span> en anglais. Pour l’approche énactive, cette activité par laquelle un organisme est couplé avec son environnement, et régule lui-même ce couplage en fonction de ses intérêts, <text:span text:style-name="T1">est</text:span> précisément la cognition (De Jaegher et Di Paolo, 2007). Les auteurs étendent ainsi la naturalisation des sensations perceptives discutée dans le paragraphe précédent à toute la cognition.</text:p>
      <text:p text:style-name="Text_20_body">La troisième étape développe la notion d’interaction entre organismes comme composante non réductible à la somme des actions des participants. De Jaegher et Di Paolo (2007) montrent d’abord comment certaines interactions ne peuvent être comprises qu’en prenant en compte la dynamique de couplage entre les participants, comme par exemple dans la situation d’interaction minimale étudiée par Auvray, Lenay et Stewart (2009), où les participants résolvent une tâche collectivement sans pour autant pouvoir distinguer entre l’autre participant et les stimuli propres à l’expérience. Puis les auteurs montrent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text:span text:style-name="T1">participatory sense-making</text:span> en anglais.</text:p>
      <text:p text:style-name="Text_20_body">La quatrième et dernière étape nous ramène enfin à la linguistique. S’appuyant sur les concepts développés ci-dessus, Cuffari, Di Paolo et De Jaegher (2015)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ayant acquis une autonomie propre, impose aux organismes. En effet, la dynamique d’une interaction crée des régularités qui agissent en retour sur les participants, comme par exemple les croisements en sens opposés dans la simulation de croisement perceptuel de Di Paolo, Rohde et Iizuka (2008 : 286); la répétition de ces régularités finit par créer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et recevoir (Cuffari, Di Paolo et De Jaegher, 2015 : 14). Cette organisation donne lieu à l’émergence de nouvelles régularités, menant à d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p. 4). Ainsi, l’activité langagière «émerge comme une forme spéciale d’agence sociale, c’est-à-dire une solution particulière à une certaine progression de problèmes conceptuels venant de tensions récurrentes entre les niveaux individuel et interactif du faire-sens» (p. 4). Dans ce cadre, «les mots sont des motifs disponibles pour énacter certaines formes de faire-sens» (p. 32). Autrement dit, le langage est considéré comme une façon d’interagir régulée par des conventions imbriquées, plutôt que comme un système de règles abstraites appariées à un contenu sémantique séparé.</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ropose cependant un cadre pour l’étude de la dynamique d’interaction dans laquelle le sens linguistique est créé. Si cette approche n’explique pas encore les propriétés représentationnelles du langage, elle fournit des outils pour naturaliser la sémantique sans recourir à des dualismes, répondant ainsi au premier degré de critique d’Ingold dans le cas linguistique. Cette approche pourrait donc participer à former une théorie de la relation entre le biologique, le cognitif, et le social, naturalisant toute notion de contenu et contenant.</text:p>
      <text:h text:style-name="Heading_20_1" text:outline-level="1"><text:bookmark-start text:name="conclusion"/>Conclusion<text:bookmark-end text:name="conclusion"/></text:h>
      <text:p text:style-name="First_20_paragraph">La mémétique et l’épidémiologie des représentations proposent des descriptions unifiées de la culture qui, dans leur application à l’analyse linguistique, fournissent un cadre pour l’étude de la diffusion et des mutations de représentations langagières. Dans cet article notre propos a été de montrer que, au-delà des nombreux désaccords sur la façon d’articuler les sciences sociales avec les sciences cognitives, ces deux théories sont fondées sur une conception représentationnaliste de la cognition qui entraîne certaines complications au moment de les appliquer en linguistique. Pour cela j’ai commencé par synthétiser la critique qu’Ingold adresse à l’approche épidémiologique, détaillant le dualisme informationnel qu’il considère présent à plusieurs niveaux de cette théorie, puis présentant l’extension de sa critique à la séparation entre le culturel et le biologique. J’ai ensuite cherché à montrer que cette critique est pertinente, et relativement incontournable, pour une application linguistique de l’épidémiologie des représentations: en pratique, il semble impossible d’étudier une évolution du sens des représentations dans le strict cadre épidémiologique. J’ai enfin esquissé les grandes lignes d’un cadre conceptuel alternatif pour l’étude du langage, basé sur la tradition énactive en sciences cognitives. Celui-ci étudie la cognition comme une dynamique d’interaction entre organismes, et conçoit l’activité langagière comme une forme d’interaction créatrice de sens et régulée par plusieurs niveaux de conventions endogènes. Si l’aspect représentationnel du langage ne semble pas encore expliqué par cette conceptualisation, elle permet néanmoins de comprendre le sens comme une émanation de l’interaction, et donne un cadre pour l’étude naturaliste et quantitative du sens linguistique.</text:p>
      <text:p text:style-name="Text_20_body">Malgré l’intelligibilité que les modèles mémétique et d’épidémiologie des représentations apportent à certains phénomènes de diffusion linguistique, leur application à des cas concrets comme celui présenté dans cet article laisse ouverte la définition du contenu des représentations et des mèmes. Celle-ci est pourtant cruciale au moment de générer des hypothèses falsifiables pour l’exploration empirique de ces théories. Trancher cette question nécessite d’élargir la focale pour analyser la dynamique des interactions dans lesquelles les représentations apparaissent, une démarche que l’approche énactive du langage est en train de formaliser, et qui pourrait déjà inspirer de nouvelles expériences permettant d’explorer les possibilités et les limites du paradigme épidémiologique en linguistique.</text:p>
      <text:h text:style-name="Heading_20_1" text:outline-level="1"><text:bookmark-start text:name="remerciements"/>Remerciements<text:bookmark-end text:name="remerciements"/></text:h>
      <text:p text:style-name="First_20_paragraph">Je voudrais remercier Camille Roth et Barbara Bauduin pour leurs précieux commentaires sur ce travail au cours de son écriture.</text:p>
      <text:p text:style-name="Text_20_body">Ce travail a également été financé en partie par l’Agence Nationale de la Recherche (ANR) française, au travers de la bourse Algopol (ANR-12-CORD-0018).</text:p>
      <text:h text:style-name="Heading_20_1" text:outline-level="1"><text:bookmark-start text:name="bibliographie"/>Bibliographie<text:bookmark-end text:name="bibliographie"/></text:h>
      <text:p text:style-name="First_20_paragraph">Adamic, Lada A., Thomas M. Lento, Eytan Adar et Pauline C. Ng. 2016. Information Evolution in Social Networks. In, <text:span text:style-name="T1">Proceedings of the Ninth ACM International Conference on Web Search and Data Mining</text:span>, 473‑482. (WSDM ’16). New York, NY, USA: ACM.</text:p>
      <text:p text:style-name="Text_20_body">Aunger, Robert. 2000. <text:span text:style-name="T1">Darwinizing culture: The status of memetics as a science</text:span>. Oxford; New York: Oxford University Press.</text:p>
      <text:p text:style-name="Text_20_body">Auvray, Malika, Charles Lenay et John Stewart. 2009. Perceptual Interactions in a Minimalist Virtual Environment. <text:span text:style-name="T1">New Ideas in Psychology</text:span> 27(1). 32‑47.</text:p>
      <text:p text:style-name="Text_20_body">Bateson, Gregory. 1972. <text:span text:style-name="T1">Steps to an Ecology of Mind: Collected Essays in Anthropology, Psychiatry, Evolution, and Epistemology</text:span>. University of Chicago Press.</text:p>
      <text:p text:style-name="Text_20_body">Becker, Howard S. 1996. The Epistemology of Qualitative Research. In R. Jessor, A. Colby et R. A. Shweder (éd.), <text:span text:style-name="T1">Ethnography and Human Development: Context and Meaning in Social Inquiry</text:span>, 53‑71. (The John D. and Catherine T. MacArthur Foundation series on mental health and development.). Chicago, IL, US: University of Chicago Press.</text:p>
      <text:p text:style-name="Text_20_body">Bourdieu, Pierre. 1980. <text:span text:style-name="T1">Le sens pratique</text:span>. Paris: Editions de Minuit.</text:p>
      <text:p text:style-name="Text_20_body">Boyd, Robert et Peter J Richerson. 1985. <text:span text:style-name="T1">Culture and the evolutionary process</text:span>. Chicago: University of Chicago Press.</text:p>
      <text:p text:style-name="Text_20_body">Claidière, Nicolas, Kenny Smith, Simon Kirby et Joël Fagot. 2014. Cultural evolution of systematically structured behaviour in a non-human primate. <text:span text:style-name="T1">Proceedings of the Royal Society of London B: Biological Sciences</text:span> 281(1797). 20141541.</text:p>
      <text:p text:style-name="Text_20_body">Croft, William. 2013. An evolutionary model of language change and language structure. In, <text:span text:style-name="T1">Explaining Language Change: An Evolutionary Approach</text:span>. Draft 2nd edition (revised).</text:p>
      <text:p text:style-name="Text_20_body">Cuffari, Elena Clare, Ezequiel Di Paolo et Hanne De Jaegher. 2015. From Participatory Sense-Making to Language: There and Back Again. <text:span text:style-name="T1">Phenomenology and the Cognitive Sciences</text:span> 14(4). 1089‑1125.</text:p>
      <text:p text:style-name="Text_20_body">Danescu-Niculescu-Mizil, Cristian, Justin Cheng, Jon Kleinberg et Lillian Lee. 2012. You Had Me at Hello: How Phrasing Affects Memorability. In, <text:span text:style-name="T1">ACL ’12 Proceedings of the 50th Annual Meeting of the Association for Computational Linguistics: Long Papers</text:span>, vol. 1, 892‑901.</text:p>
      <text:p text:style-name="Text_20_body">Darwin, Charles. 1981[1871]. <text:span text:style-name="T1">The Descent of Man, and Selection in Relation to Sex</text:span>. Princeton, N.J.: Princeton University Press.</text:p>
      <text:p text:style-name="Text_20_body">Dawkins, Richard. 2006[1976]. <text:span text:style-name="T1">The Selfish Gene</text:span>. Oxford; New York: Oxford University Press.</text:p>
      <text:p text:style-name="Text_20_body">De Jaegher, Hanne et Ezequiel Di Paolo. 2007. Participatory sense-making. <text:span text:style-name="T1">Phenomenology and the Cognitive Sciences</text:span> 6(4). 485‑507.</text:p>
      <text:p text:style-name="Text_20_body">Di Paolo, Ezequiel A., Marieke Rohde et Hiroyuki Iizuka. 2008. Sensitivity to Social Contingency or Stability of Interaction? Modelling the Dynamics of Perceptual Crossing. <text:span text:style-name="T1">New Ideas in Psychology</text:span> 26(2). (Dynamics and Psychology). 278‑294.</text:p>
      <text:p text:style-name="Text_20_body">Fisher, Ronald A et J. H Bennett. 1999[1930]. <text:span text:style-name="T1">The genetical theory of natural selection: A complete variorum edition</text:span>. Oxford: Oxford University Press.</text:p>
      <text:p text:style-name="Text_20_body">Fodor, Jerry A. 1983. <text:span text:style-name="T1">The Modularity of Mind: An Essay on Faculty Psychology</text:span>. Cambridge, Mass.: MIT Press.</text:p>
      <text:p text:style-name="Text_20_body">Gibson, James J. 2014[1979]. <text:span text:style-name="T1">The Ecological Approach to Visual Perception: Classic Edition</text:span>. Psychology Press.</text:p>
      <text:p text:style-name="Text_20_body">Harvey, Matthew I. 2015. Content in Languaging: Why Radical Enactivism Is Incompatible with Representational Theories of Language. <text:span text:style-name="T1">Language Sciences</text:span> 48. 90‑129.</text:p>
      <text:p text:style-name="Text_20_body">Hutto, Daniel D et Erik Myin. 2013. <text:span text:style-name="T1">Radicalizing Enactivism: Basic Minds Without Content</text:span>. Cambridge, Mass.: MIT Press.</text:p>
      <text:p text:style-name="Text_20_body">Ingold, Tim. 2001. From the Transmission of Representations to the Education of Attention. In Harvey Whitehouse (éd.), <text:span text:style-name="T1">The Debated Mind: Evolutionary Psychology Versus Ethnography</text:span>, 113‑153. Oxford &amp; New York: Berg.</text:p>
      <text:p text:style-name="Text_20_body">Ingold, Tim. 2004. Beyond biology and culture. The meaning of evolution in a relational world. <text:span text:style-name="T1">Social Anthropology</text:span> 12(2). 209‑221.</text:p>
      <text:p text:style-name="Text_20_body">Ingold, Tim. 2007. The trouble with « evolutionary biology ». <text:span text:style-name="T1">Anthropology Today</text:span> 23(2). 13‑17.</text:p>
      <text:p text:style-name="Text_20_body">Ingold, Tim. 1998. From Complementarity to Obviation: On Dissolving the Boundaries Between Social and Biological Anthropology, Archaeology and Psychology. <text:span text:style-name="T1">Zeitschrift für Ethnologie</text:span> 123(1). 21‑52.</text:p>
      <text:p text:style-name="Text_20_body">Ingold, Tim et Gisli Palsson. 2014. Biosocial Becomings Integrating Social and Biological Anthropology | Biological Anthropology and Primatology. <text:span text:style-name="T1">Cambridge University Press</text:span>.</text:p>
      <text:p text:style-name="Text_20_body">Jablonka, Eva M. 2001. The Systems of Inheritance. In Susan Oyama, Paul Griffiths et Russell D Gray (éd.), <text:span text:style-name="T1">Cycles of contingency: Developmental systems and evolution</text:span>, 99‑116. Cambridge, Mass.: MIT Press.</text:p>
      <text:p text:style-name="Text_20_body">Krakauer, David, Nils Bertschinger, Eckehard Olbrich, Nihat Ay et Jessica C. Flack. 2014. The Information Theory of Individuality.</text:p>
      <text:p text:style-name="Text_20_body">Kroeber, A. L. 1952. <text:span text:style-name="T1">The Nature of Culture</text:span>. Chicago: University of Chicago Press.</text:p>
      <text:p text:style-name="Text_20_body">Lauf, Aurelien, Mathieu Valette et Leila Khouas. 2013. Analyzing Variation Patterns In Quotes Over Time. <text:span text:style-name="T1">Research in Computing Science</text:span> 70. 223‑232.</text:p>
      <text:p text:style-name="Text_20_body">Le, Quoc V. et Tomas Mikolov. 2014. Distributed Representations of Sentences and Documents.</text:p>
      <text:p text:style-name="Text_20_body">Leskovec, Jure, Lars Backstrom et Jon Kleinberg. 2009. Meme-Tracking and the Dynamics of the News Cycle. In, <text:span text:style-name="T1">Proceedings of the 15th ACM SIGKDD International Conference on Knowledge Discovery and Data Mining</text:span>, 497‑506. (KDD ’09). New York, NY, USA: ACM.</text:p>
      <text:p text:style-name="Text_20_body">Lewontin, Richard C. 2001a. Gene, Organism and Environment: A New Introduction. In Susan Oyama, Paul Griffiths et Russell D Gray (éd.), <text:span text:style-name="T1">Cycles of contingency: Developmental systems and evolution</text:span>, 55‑58. Cambridge, Mass.: MIT Press.</text:p>
      <text:p text:style-name="Text_20_body">Lewontin, Richard C. 2001b. Gene, Organism and Environment. In Susan Oyama, Paul Griffiths et Russell D Gray (éd.), <text:span text:style-name="T1">Cycles of contingency: Developmental systems and evolution</text:span>, 59‑66. Cambridge, Mass.: MIT Press.</text:p>
      <text:p text:style-name="Text_20_body">Maingueneau, Dominique. 2004. La Situation D’énonciation, Entre Langue et Discours. In, <text:span text:style-name="T1">Dix Ans de S.D.U.</text:span>, 197‑210. Craiova, Roumanie: Editura Universitaria Craiova.</text:p>
      <text:p text:style-name="Text_20_body">Maturana, Humberto R et Francisco J Varela. 1980. <text:span text:style-name="T1">Autopoiesis and Cognition: The Realization of the Living</text:span>. Dordrecht, Holland; Boston: D. Reidel Pub. Co.</text:p>
      <text:p text:style-name="Text_20_body">Mauss, Marcel. 1936. Les Techniques Du Corps. <text:span text:style-name="T1">Journal de Psychologie</text:span> 32(3-4).</text:p>
      <text:p text:style-name="Text_20_body">Mesoudi, Alex. 2011. <text:span text:style-name="T1">Cultural Evolution: How Darwinian Theory Can Explain Human Culture and Synthesize the Social Sciences</text:span>. University of Chicago Press.</text:p>
      <text:p text:style-name="Text_20_body">Mesoudi, Alex, Andrew Whiten et Kevin N. Laland. 2006. Towards a Unified Science of Cultural Evolution. <text:span text:style-name="T1">Behavioral and Brain Sciences</text:span> 29(04). 329‑347.</text:p>
      <text:p text:style-name="Text_20_body">Millikan, Ruth Garrett. 1984. <text:span text:style-name="T1">Language, thought, and other biological categories: New foundations for realism</text:span>. Cambridge, Mass.: MIT Press.</text:p>
      <text:p text:style-name="Text_20_body">Miton, Helena, Nicolas Claidière et Hugo Mercier. 2015. Universal Cognitive Mechanisms Explain the Cultural Success of Bloodletting. <text:span text:style-name="T1">Evolution and Human Behavior</text:span> 36(4). 303‑312.</text:p>
      <text:p text:style-name="Text_20_body">Morin, Olivier. 2013. How portraits turned their eyes upon us: Visual preferences and demographic change in cultural evolution. <text:span text:style-name="T1">Evolution and Human Behavior</text:span> 34(3). 222‑229.</text:p>
      <text:p text:style-name="Text_20_body">Moussaïd, Mehdi, Henry Brighton et Wolfgang Gaissmaier. 2015. The amplification of risk in experimental diffusion chains. <text:span text:style-name="T1">Proceedings of the National Academy of Sciences</text:span> 112(18). 5631‑5636.</text:p>
      <text:p text:style-name="Text_20_body">Myin, Erik. 2003. An Account of Color without a Subject? <text:span text:style-name="T1">Behavioral and Brain Sciences</text:span> 26(01). 42‑43.</text:p>
      <text:p text:style-name="Text_20_body">Neumann-Held, Eva M. 2001. Let’s Talk About Genes: The Process Molecular Gene Concept and Its Context. In Susan Oyama, Paul Griffiths et Russell D Gray (éd.), <text:span text:style-name="T1">Cycles of contingency: Developmental systems and evolution</text:span>, 69‑84. Cambridge, Mass.: MIT Press.</text:p>
      <text:p text:style-name="Text_20_body">O’Regan, J. Kevin et Alva Noë. 2001. A Sensorimotor Account of Vision and Visual Consciousness. <text:span text:style-name="T1">Behavioral and Brain Sciences</text:span> 24(05). 939‑973.</text:p>
      <text:p text:style-name="Text_20_body">Oyama, Susan, Paul Griffiths et Russell D Gray. 2001. <text:span text:style-name="T1">Cycles of contingency: Developmental systems and evolution</text:span>. Cambridge, Mass.: MIT Press.</text:p>
      <text:p text:style-name="Text_20_body">Pigliucci, Massimo. 2007. Do We Need an Extended Evolutionary Synthesis? <text:span text:style-name="T1">Evolution</text:span> 61(12). 2743‑2749.</text:p>
      <text:p text:style-name="Text_20_body">Simmons, Matthew P., Lada A. Adamic et Eytan Adar. 2011. Memes Online: Extracted, Subtracted, Injected, and Recollected. In, <text:span text:style-name="T1">Proceedings of the Fifth International AAAI Conference on Weblogs and Social Media</text:span>, 353‑360.</text:p>
      <text:p text:style-name="Text_20_body">Slingerland, Edward G. 2008. <text:span text:style-name="T1">What science offers the humanities: Integrating body and culture</text:span>. Cambridge; New York: Cambridge University Press.</text:p>
      <text:p text:style-name="Text_20_body">Sperber, Dan. 1996. <text:span text:style-name="T1">Explaining culture: A naturalistic approach</text:span>. Oxford, UK; Cambridge, Mass.: Blackwell.</text:p>
      <text:p text:style-name="Text_20_body">Sperber, Dan et Deirdre Wilson. 1995[1986]. <text:span text:style-name="T1">Relevance: Communication and Cognition</text:span>. Oxford UK &amp; Cambridge USA: Blackwell.</text:p>
      <text:p text:style-name="Text_20_body">Thompson, Evan. 2007. <text:span text:style-name="T1">Mind in Life: Biology, Phenomenology, and the Sciences of Mind</text:span>. Cambridge, Mass.: Belknap Press of Harvard University Press.</text:p>
      <text:p text:style-name="Text_20_body">Tooby, John et Leda Cosmides. 1992. The Psychological Foundations of Culture. In Jerome H. Barkow, Leda Cosmides et John Tooby (éd.), <text:span text:style-name="T1">The Adapted Mind: Evolutionary Psychology and the Generation of Culture</text:span>, 19‑136. New York, NY: Oxford University Press.</text:p>
      <text:p text:style-name="Text_20_body">Torrance, Steve. 2006. In search of the enactive: Introduction to special issue on enactive experience. <text:span text:style-name="T1">Phenomenology and the Cognitive Sciences</text:span> 4(4). 357‑368.</text:p>
      <text:p text:style-name="Text_20_body">Varela, Francisco, Evan Thompson et Eleanor Rosch. 1991. <text:span text:style-name="T1">The Embodied Mind: Cognitive Science and Human Experience</text:span>. MIT Press.</text:p>
      <text:p text:style-name="Text_20_body">West-Eberhard, Mary Jane. 2003. <text:span text:style-name="T1">Developmental Plasticity and Evolution</text:span>. Oxford; New York: Oxford University Press.</text:p>
      <text:p text:style-name="Text_20_body">Wittgenstein, Ludwig et Gertrude Elizabeth Margaret Anscombe. 1958[1953]. <text:span text:style-name="T1">Philosophical 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Pour une étude de la dynamique du sens. Réflexions épistémologiques sur la mémétique et l’épidémiologie des représentations.</dc:title>
    <dc:description/>
    <dc:subject/>
    <meta:keyword/>
    <dc:language>fr-FR</dc:language>
    <meta:initial-creator/>
    <dc:creator/>
    <meta:creation-date>2020-10-09T08:37:40Z</meta:creation-date>
    <dc:date>2020-10-09T08:37:40Z</dc:date>
    <meta:user-defined meta:name="bibliography" meta:value-type="string">bibliography.bib</meta:user-defined>
    <meta:user-defined meta:name="csl" meta:value-type="string">style.csl</meta:user-defined>
    <meta:user-defined meta:name="geometry" meta:value-type="string">margin=1.2in</meta:user-defined>
    <meta:user-defined meta:name="header-includes" meta:value-type="string"/>
    <meta:user-defined meta:name="mainfont" meta:value-type="string">TeX Gyre Pagella</meta:user-defined>
    <meta:user-defined meta:name="numbersections" meta:value-type="string">True</meta:user-defined>
  </office:meta>
</office:document-meta>
</file>